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6pt" fo:language="nb" fo:country="NO" style:text-underline-style="solid" style:text-underline-width="auto" style:text-underline-color="font-color" fo:font-weight="bold" style:font-size-asian="16pt" style:font-weight-asian="bold" style:font-name-complex="Times New Roman1" style:font-size-complex="16pt"/>
    </style:style>
    <style:style style:name="P2" style:family="paragraph" style:parent-style-name="Standard" style:master-page-name="Standard">
      <style:paragraph-properties style:page-number="auto"/>
    </style:style>
    <style:style style:name="T1" style:family="text">
      <style:text-properties style:font-name="Times New Roman" fo:font-size="16pt" fo:language="nb" fo:country="NO" style:text-underline-style="solid" style:text-underline-width="auto" style:text-underline-color="font-color" fo:font-weight="bold" style:font-size-asian="16pt" style:font-weight-asian="bold" style:font-name-complex="Times New Roman1" style:font-size-complex="16pt"/>
    </style:style>
    <style:style style:name="T2" style:family="text">
      <style:text-properties style:font-name="Times New Roman" fo:font-size="14pt" fo:language="nb" fo:country="NO" fo:font-weight="bold" style:font-size-asian="14pt" style:font-weight-asian="bold" style:font-name-complex="Times New Roman1" style:font-size-complex="14pt"/>
    </style:style>
    <style:style style:name="T3" style:family="text">
      <style:text-properties style:font-name="Times New Roman" fo:font-size="14pt" fo:language="nb" fo:country="NO" style:font-size-asian="14pt" style:font-name-complex="Times New Roman1"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ruppelogg dag 8, Futhark</text:span></text:p>
      <text:p text:style-name="P1"/>
      <text:p text:style-name="Standard"><text:span text:style-name="T2">Gruppelogg: </text:span></text:p>
      <text:p text:style-name="Standard"><text:span text:style-name="T3">Det har vært en effektiv dag. Dagen startet med morgenmøte der vi planla det vi skulle gjøre i løpet av dagen. Spesielt Joakim var fornøyd med oppgaven han hadde fått, i og med at han hadde følt at han ikke hadde fått noen spesifikk arbeidsoppgave forrige gang. <text:s/>Åsmund var flink til å få oss til å ta pauser innimellom slik at vi kunne jobbe mer effektiv i perioder og ikke ble utslitt.</text:span></text:p>
      <text:p text:style-name="Standard"><text:span text:style-name="T3">Senere på dagen hadde vi en lek som het legomannen. Leken gikk ut på å velge ut en observatør som skulle registrere hvordan gruppemedlemmene arbeidet. Hensikten med leken var å kartlegge hvordan gruppemedlemmene jobbet sammen og hvilken rolle hver og én hadde. <text:s/>Dette er hva Turid observerte:</text:span></text:p>
      <text:p text:style-name="Standard"><text:span text:style-name="T3">Gruppa var svært effektiv under oppgaven. Åsmund tok initiativ til å være den som skulle gå ut for å se legomannen, og ville sette i gang oppgaven med en gang. Knut Halvor derimot, hadde lyst til å planlegge det vi skulle gjøre først, men det endte med at oppgaven ble satt i gang. <text:s/>Likevel var Knut Halvor god til å motivere Åsmund og sa at han skulle bruke god tid ute slik at oppgaven kunne bli løst så effektivt som mulig. Når Åsmund var ute, var Paul den som var mest oppgavefokusert av de som var igjen i gruppa. Han ville finne ut hva gruppa kunne gjøres mens Åsmund var ute. Joakim hadde lett for å drifte vekk fra oppgaven men var effektiv da Åsmund kom tilbake for da var det klart hva som skulle gjøres.</text:span></text:p>
      <text:p text:style-name="Standard"><text:span text:style-name="T3">Alle var positive og støttet Åsmund med oppgaven. Vi fant ut at gruppa er svært effektiv når vi har klare oppgaver, men har lett for å drifte vekk fra oppgaven når ikke alle har klare arbeidsoppgaver. <text:s text:c="2"/></text:span></text:p>
      <text:p text:style-name="Standard"><text:span text:style-name="T3">Gruppa tar avgjørelser basert på kunnskaper/informasjon og ikke basert på egne motiver/fordeler. Dette var grunnen at alle var enige om at Åsmund var den som skulle gå ut fordi han har bra hukommelse. Alle var enige om at Turid hadde vært flink til å observere og reflektere over hvordan gruppemedlemmene hadde arbeidet og hvilken rolle hvert gruppemedlem hadd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Wingding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Vo</meta:initial-creator>
    <dc:creator>Paul Vo</dc:creator>
    <meta:editing-cycles>8</meta:editing-cycles>
    <meta:creation-date>2011-03-02T13:47:00</meta:creation-date>
    <dc:date>2011-03-05T08:53:00</dc:date>
    <meta:editing-duration>PT00H01M42S</meta:editing-duration>
    <meta:generator>OpenOffice.org/3.2$Unix OpenOffice.org_project/320m12$Build-9483</meta:generator>
    <meta:document-statistic meta:table-count="0" meta:image-count="0" meta:object-count="0" meta:page-count="1" meta:paragraph-count="7" meta:word-count="354" meta:character-count="1995"/>
    <meta:template xlink:type="simple" xlink:actuate="onRequest" xlink:title="Normal" xlink:href=""/>
  </office:meta>
</office:document-meta>
</file>